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C40000057FAC3DFF2A6D7700C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Courier New" svg:font-family="'Courier New'"/>
    <style:font-face style:name="Nunito" svg:font-family="Nunito"/>
    <style:font-face style:name="Thasadith" svg:font-family="Thasadith"/>
    <style:font-face style:name="Noto Sans Devanagari" svg:font-family="'Noto Sans Devanagari'" style:font-family-generic="swiss"/>
    <style:font-face style:name="Liberation Mono" svg:font-family="'Liberation Mono', 'Courier New'" style:font-family-generic="modern" style:font-pitch="fixed"/>
    <style:font-face style:name="Arial" svg:font-family="Arial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Noto Sans Devanagari1" svg:font-family="'Noto Sans Devanagari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 style:font-size-asian="18pt" style:font-size-complex="18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Thasadith" fo:font-size="18pt" fo:letter-spacing="normal" fo:font-style="normal" style:text-underline-style="none" fo:font-weight="bold" style:font-name-asian="Thasadith" style:font-size-asian="18pt" style:font-style-asian="normal" style:font-weight-asian="bold" style:font-name-complex="Thasadith" style:font-size-complex="18pt" style:font-style-complex="normal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Nunito" fo:font-size="12pt" fo:letter-spacing="normal" fo:font-style="normal" fo:text-shadow="none" style:text-underline-style="none" fo:font-weight="normal" style:letter-kerning="true" fo:background-color="transparent" style:font-name-asian="Nunito" style:font-size-asian="12pt" style:font-style-asian="normal" style:font-weight-asian="normal" style:font-name-complex="Nunit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ff00" loext:opacity="100%" style:text-outline="false" style:text-line-through-style="none" style:text-line-through-type="none" style:text-position="0% 100%" style:font-name="Courier New" fo:font-size="11pt" fo:letter-spacing="normal" fo:font-style="normal" fo:text-shadow="none" style:text-underline-style="none" fo:font-weight="normal" style:letter-kerning="true" fo:background-color="transparent" style:font-name-asian="Courier New" style:font-size-asian="11pt" style:font-style-asian="normal" style:font-weight-asian="normal" style:font-name-complex="Courier New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omework: Linux. Basic command line skills" draw:style-name="dp1" draw:master-page-name="TITLE_5f_AND_5f_BODY" presentation:presentation-page-layout-name="AL1T1">
        <draw:frame draw:name="Google Shape;182;p42" presentation:style-name="pr1" draw:text-style-name="P2" draw:layer="layout" svg:width="21.399cm" svg:height="1.59cm" svg:x="2cm" svg:y="1.236cm" presentation:class="title" presentation:user-transformed="true">
          <draw:text-box>
            <text:p text:style-name="P1"><text:span text:style-name="T1">Homework: Linux. Users and Groups</text:span></text:p>
          </draw:text-box>
        </draw:frame>
        <draw:frame draw:name="Google Shape;183;p42" presentation:style-name="pr2" draw:text-style-name="P4" draw:layer="layout" svg:width="21.399cm" svg:height="10.509cm" svg:x="2cm" svg:y="2.826cm" presentation:class="outline" presentation:user-transformed="true">
          <draw:text-box>
            <text:p text:style-name="P3"><text:span text:style-name="T2">1. Try to login as root with su</text:span></text:p>
            <text:p text:style-name="P3"><text:span text:style-name="T3"/></text:p>
            <text:p text:style-name="P3"><text:span text:style-name="T3">[testvmadmin@testvm ~]$ su -</text:span></text:p>
            <text:p text:style-name="P3"><text:span text:style-name="T3">Password: </text:span></text:p>
            <text:p text:style-name="P3"><text:span text:style-name="T3">su: Authentication failure</text:span></text:p>
            <text:p text:style-name="P3"/>
            <text:p text:style-name="P3"><text:span text:style-name="T2">(</text:span><text:span text:style-name="T2">root’s account was disabled)</text:span></text:p>
            <text:p text:style-name="P3"><text:span text:style-name="T2"/></text:p>
            <text:p text:style-name="P3"><text:span text:style-name="T2">2. Set password to root with sudo</text:span></text:p>
            <text:p text:style-name="P3"><text:span text:style-name="T3"/></text:p>
            <text:p text:style-name="P3"><text:span text:style-name="T3">[testvmadmin@testvm ~]$ sudo passwd root</text:span></text:p>
            <text:p text:style-name="P3"><text:span text:style-name="T3">Changing password for user root.</text:span></text:p>
            <text:p text:style-name="P3"><text:span text:style-name="T3">New password: </text:span></text:p>
            <text:p text:style-name="P3"><text:span text:style-name="T3">Retype new password: </text:span></text:p>
            <text:p text:style-name="P3"><text:span text:style-name="T3">passwd: all authentication tokens updated successfully</text:span></text:p>
            <text:p text:style-name="P3"/>
            <text:p text:style-name="P3"><text:span text:style-name="T2">3. Try to login as root with sudo</text:span></text:p>
            <text:p text:style-name="P3"><text:span text:style-name="T2"/></text:p>
            <text:p text:style-name="P3"><text:span text:style-name="T3">[testvmadmin@testvm ~]$ sudo su</text:span></text:p>
            <text:p text:style-name="P3"><text:span text:style-name="T3">[root@testvm testvmadmin]# id -u</text:span></text:p>
            <text:p text:style-name="P3"><text:span text:style-name="T3">0</text:span></text:p>
            <text:p text:style-name="P3"><text:span text:style-name="T3">[root@testvm testvmadmin]#</text:span></text:p>
            <text:p text:style-name="P3"><text:span text:style-name="T2"/></text:p>
            <text:p text:style-name="P3"><text:span text:style-name="T2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name="Google Shape;179;gf91fd2b78c_0_135:notes" draw:style-name="gr1" draw:layer="layout" svg:width="16.932cm" svg:height="9.524cm" svg:x="1.059cm" svg:y="1.905cm" draw:page-number="1" presentation:class="page"/>
          <draw:frame draw:name="Google Shape;180;gf91fd2b78c_0_135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1T1">
        <draw:frame draw:name="Google Shape;183;p42_0" presentation:style-name="pr2" draw:text-style-name="P4" draw:layer="layout" svg:width="21.399cm" svg:height="10.509cm" svg:x="2cm" svg:y="2.826cm" presentation:class="outline" presentation:user-transformed="true">
          <draw:text-box>
            <text:p text:style-name="P3"><text:span text:style-name="T2">4. Add a file which will be placed into a user's home directory automatically after user's creation</text:span></text:p>
            <text:p text:style-name="P3"><text:span text:style-name="T2"/></text:p>
            <text:p text:style-name="P3"><text:span text:style-name="T3">[root@testvm skel]# touch /etc/skel/your_1st_file</text:span></text:p>
            <text:p text:style-name="P3"/>
            <text:p text:style-name="P3"><text:span text:style-name="T2">5. Create a new user with home directory</text:span></text:p>
            <text:p text:style-name="P3"><text:span text:style-name="T2"/></text:p>
            <text:p text:style-name="P3"><text:span text:style-name="T3">[root@testvm skel]# useradd newuser</text:span></text:p>
            <text:p text:style-name="P3"><text:span text:style-name="T3"/></text:p>
            <text:p text:style-name="P3"><text:span text:style-name="T2">6. Add sudo to the new user</text:span></text:p>
            <text:p text:style-name="P3"><text:span text:style-name="T3"/></text:p>
            <text:p text:style-name="P3"><text:span text:style-name="T3">[root@testvm testvmadmin]# echo "newuser ALL=(ALL) <text:s text:c="6"/>ALL" &gt;&gt; /etc/sudoers[root@testvm testvmadmin]# exit</text:span></text:p>
            <text:p text:style-name="P3"><text:span text:style-name="T3">[testvmadmin@testvm ~]$ sudo su - newuser</text:span></text:p>
            <text:p text:style-name="P3"><text:span text:style-name="T3">Last login: Sat Oct 16 18:56:12 MSK 2021 on pts/0</text:span></text:p>
            <text:p text:style-name="P3"><text:span text:style-name="T3">[newuser@testvm ~]$ sudo su</text:span></text:p>
            <text:p text:style-name="P3"><text:span text:style-name="T3"/></text:p>
            <text:p text:style-name="P3"><text:span text:style-name="T2"><text:s/></text:span><text:span text:style-name="T2">&lt;...&gt;</text:span></text:p>
            <text:p text:style-name="P3"><text:span text:style-name="T3"/></text:p>
            <text:p text:style-name="P3"><text:span text:style-name="T3">[sudo] password for newuser: </text:span></text:p>
            <text:p text:style-name="P3"><text:span text:style-name="T3">[root@testvm newuser]#</text:span></text:p>
            <text:p text:style-name="P3"/>
            <text:p text:style-name="P3"><text:span text:style-name="T2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2"/></text:p>
            <text:p text:style-name="P3"><text:span text:style-name="T2"/></text:p>
          </draw:text-box>
        </draw:frame>
        <presentation:notes draw:style-name="dp3">
          <draw:page-thumbnail draw:name="Google Shape;179;gf91fd2b78c_0_0" draw:style-name="gr1" draw:layer="layout" svg:width="16.932cm" svg:height="9.524cm" svg:x="1.059cm" svg:y="1.905cm" draw:page-number="2" presentation:class="page"/>
          <draw:frame draw:name="Google Shape;180;gf91fd2b78c_0_0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Courier New" svg:font-family="'Courier New'"/>
    <style:font-face style:name="Nunito" svg:font-family="Nunito"/>
    <style:font-face style:name="Thasadith" svg:font-family="Thasadith"/>
    <style:font-face style:name="Noto Sans Devanagari" svg:font-family="'Noto Sans Devanagari'" style:font-family-generic="swiss"/>
    <style:font-face style:name="Liberation Mono" svg:font-family="'Liberation Mono', 'Courier New'" style:font-family-generic="modern" style:font-pitch="fixed"/>
    <style:font-face style:name="Arial" svg:font-family="Arial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Noto Sans Devanagari1" svg:font-family="'Noto Sans Devanagari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9C40000057FAC3DFF2A6D7700C8.jpg" xlink:type="simple" xlink:show="embed" xlink:actuate="onLoad"/>
    <draw:fill-image draw:name="msFillBitmap_20_2" draw:display-name="msFillBitmap 2" xlink:href="Pictures/10000000000009C40000057FAC3DFF2A6D7700C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roid Sans Fallback1" style:font-family-asian="'Droid Sans Fallback'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Noto Sans Devanagari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" style:font-family-complex="'Noto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Droid Sans Fallback1" style:font-family-asian="'Droid Sans Fallback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61;p16" presentation:style-name="TITLE_5f_AND_5f_BODY-title" draw:layer="backgroundobjects" svg:width="21.399cm" svg:height="1.59cm" svg:x="2cm" svg:y="1.236cm" presentation:class="title" presentation:placeholder="true" presentation:user-transformed="true">
        <draw:text-box/>
      </draw:frame>
      <draw:frame draw:name="Google Shape;62;p16" presentation:style-name="TITLE_5f_AND_5f_BODY-outline1" draw:layer="backgroundobjects" svg:width="21.399cm" svg:height="9.489cm" svg:x="2cm" svg:y="3.201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.0$Linux_X86_64 LibreOffice_project/10$Build-2</meta:generator>
    <dc:date>2021-10-16T18:58:51.170266631</dc:date>
    <meta:editing-duration>PT1H47M35S</meta:editing-duration>
    <meta:editing-cycles>12</meta:editing-cycles>
    <meta:document-statistic meta:object-count="34"/>
  </office:meta>
</office:document-meta>
</file>